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1228c" officeooo:paragraph-rsid="0011228c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Heading_20_4">
      <loext:graphic-properties draw:fill="solid" draw:fill-color="#f1efe1"/>
      <style:paragraph-properties fo:margin-top="0cm" fo:margin-bottom="0.282cm" loext:contextual-spacing="false" fo:background-color="#f1efe1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oft-page-break/>Chocolatey</text:h>
      <text:h text:style-name="Heading_20_1" text:outline-level="1">Android Estudio V3.0.17/Flutter</text:h>
      <text:p text:style-name="Standard"/>
      <text:p text:style-name="Standard">Objetivo:Permite instalar programas</text:p>
      <text:p text:style-name="Standard"/>
      <text:p text:style-name="Standard">F.Creación: 30-5-2018</text:p>
      <text:p text:style-name="Standard"/>
      <text:p text:style-name="P1">Programa:</text:p>
      <text:p text:style-name="P1"/>
      <text:p text:style-name="P1">Fuente:<text:tab/><text:a xlink:type="simple" xlink:href="https://chocolatey.org/" text:style-name="ListLabel_20_1" text:visited-style-name="ListLabel_20_1"><text:span text:style-name="Internet_20_link">Fuente</text:span></text:a></text:p>
      <text:h text:style-name="P5" text:outline-level="4"/>
      <text:p text:style-name="P3"/>
      <text:p text:style-name="Standard">La forma más fácil <text:s/>de instalar es <text:s/>&lt;instalar&gt;Cmd<text:bookmark text:name="_GoBack"/>, comando que se ejecuta sin mas y queda instalado Chocolatey. Este sw no es recomendable desinstalarlo.</text:p>
      <text:p text:style-name="Standard"/>
      <text:p text:style-name="Standard">En &lt;buscar&gt; si se da enter sin escribir nada muestra todos los sw</text:p>
      <text:p text:style-name="Standard">Genera un archivo tools donde van quedando los sw que baja</text:p>
      <text:p text:style-name="Standard"/>
      <text:p text:style-name="P2">En realidad los deja en cualquier par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 text:start-value="0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1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6</meta:editing-cycles>
    <meta:creation-date>2018-03-07T12:45:00</meta:creation-date>
    <dc:date>2018-06-18T10:50:46.776000000</dc:date>
    <meta:editing-duration>PT1H25M58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11" meta:word-count="73" meta:character-count="472" meta:non-whitespace-character-count="4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